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bcd" officeooo:paragraph-rsid="00061bcd"/>
    </style:style>
    <style:style style:name="P2" style:family="paragraph" style:parent-style-name="Standard">
      <style:text-properties fo:font-weight="normal" officeooo:rsid="00061bcd" officeooo:paragraph-rsid="00061bc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es of <text:span text:style-name="T1">SUPERVISED LEARNING:</text:span></text:p>
      <text:p text:style-name="P2">1.Classification</text:p>
      <text:p text:style-name="P2">2.Regression</text:p>
      <text:p text:style-name="P2"/>
      <text:p text:style-name="P2"><text:span text:style-name="T1">classification </text:span>is about predicting class or discrete values like male or female,true/false,dog or cat etc</text:p>
      <text:p text:style-name="P2"/>
      <text:p text:style-name="P2"><text:span text:style-name="T1">regression </text:span>is about prediciting continous values or quantity like salary,age etc</text:p>
      <text:p text:style-name="P2">example of <text:span text:style-name="T1">regression:</text:span>predicting someone salary from it’s work experience</text:p>
      <text:p text:style-name="P2"/>
      <text:p text:style-name="P2">Types of <text:span text:style-name="T1">classification:</text:span></text:p>
      <text:p text:style-name="P2">1.Decision tree</text:p>
      <text:p text:style-name="P2">2.Random forest</text:p>
      <text:p text:style-name="P2">3.K nearest neigbour</text:p>
      <text:p text:style-name="P2"/>
      <text:p text:style-name="P2">Types of <text:span text:style-name="T1">regression:</text:span></text:p>
      <text:p text:style-name="P2">1.logistic regression</text:p>
      <text:p text:style-name="P2">2.polynomial regression</text:p>
      <text:p text:style-name="P2">3.support vector machi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00:37:27.036009659</meta:creation-date>
    <dc:date>2023-08-03T00:45:25.351403678</dc:date>
    <meta:editing-duration>PT8M</meta:editing-duration>
    <meta:editing-cycles>1</meta:editing-cycles>
    <meta:document-statistic meta:table-count="0" meta:image-count="0" meta:object-count="0" meta:page-count="1" meta:paragraph-count="14" meta:word-count="61" meta:character-count="477" meta:non-whitespace-character-count="430"/>
    <meta:generator>LibreOffice/7.5.5.2$Linux_X86_64 LibreOffice_project/50$Build-2</meta:generator>
  </office:meta>
</office:document-meta>
</file>